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1">
      <style:paragraph-properties fo:margin-left="1in" fo:margin-right="0in" fo:text-indent="-0.25in" style:auto-text-indent="false"/>
    </style:style>
    <style:style style:name="P7" style:family="paragraph" style:parent-style-name="Standard">
      <style:paragraph-properties fo:margin-left="1in" fo:margin-right="0in" fo:text-indent="0in" style:auto-text-indent="false"/>
    </style:style>
    <style:style style:name="P8" style:family="paragraph" style:parent-style-name="Standard" style:master-page-name="Standard">
      <style:paragraph-properties fo:text-align="center" style:justify-single-word="false" style:page-number="1"/>
    </style:style>
    <style:style style:name="T1" style:family="text">
      <style:text-properties fo:font-size="20pt" style:font-size-asian="20pt" style:font-size-complex="20pt"/>
    </style:style>
    <style:style style:name="T2" style:family="text">
      <style:text-properties fo:font-size="16pt" style:font-size-asian="16pt" style:font-size-complex="16pt"/>
    </style:style>
    <style:style style:name="T3" style:family="text">
      <style:text-properties fo:font-size="14pt" fo:font-weight="bold" style:font-size-asian="14pt" style:font-weight-asian="bold" style:font-size-complex="14pt"/>
    </style:style>
    <style:style style:name="T4" style:family="text">
      <style:text-properties fo:font-weight="bold" style:font-weight-asian="bold"/>
    </style:style>
    <style:style style:name="T5" style:family="text">
      <style:text-properties fo:background-color="#f2f5fa" loext:char-shading-value="0"/>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Bike Sharing Behavior Task Overview</text:span></text:p>
      <text:p text:style-name="P1"><text:span text:style-name="T2">Questions, Ideas, Constraints</text:span></text:p>
      <text:p text:style-name="P2"/>
      <text:p text:style-name="Standard"><text:span text:style-name="T3">Task:</text:span></text:p>
      <text:p text:style-name="Standard">This case study is an analysis for a fictional bike-sharing company. The overall business task is to convert more casual daily riders to annual members, and my specific task is to determine ways that daily riders and riders who pay for annual subscriptions behave and use the bikes, and how these groups are similar and different. </text:p>
      <text:p text:style-name="Standard"/>
      <text:p text:style-name="Standard"><text:span text:style-name="T3">Stakeholders:</text:span></text:p>
      <text:p text:style-name="Standard">The stakeholders in this case are the executive team of the fictional company, Cyclistic, and my manager and director of marketing for the company, Lily Moreno.</text:p>
      <text:p text:style-name="Standard"/>
      <text:p text:style-name="Standard"><text:span text:style-name="T3">Key Details:</text:span></text:p>
      <text:p text:style-name="Standard">Cyclistic has <text:span text:style-name="T4">5,824 bicycles and 692 docking stations</text:span> in Chicago. The business charges customers for use of a bicycle that they can use to get around the city, and then place in a docking station and not have to worry about again while they go about their business and leisure. The bicycles are mostly standard two-wheeled bikes but <text:span text:style-name="T4">8% are disability-inclusive</text:span> options like reclining bikes, hand tricycles, and cargo bikes, which I am told sets them apart from the competition. The business offers multiple pricing options: <text:span text:style-name="T4">single-ride</text:span>, <text:span text:style-name="T4">full-day</text:span>, and <text:span text:style-name="T4">annual membership</text:span>. Approximately 30% of users use the bikes for daily commuting. It is unclear how this group overlaps with annual subscription customers. <text:s/>My stakeholders have directed me to focus on upgrading casual riders to annual memberships. My direct report is in charge of marketing campaigns through channels like email and social media.</text:p>
      <text:p text:style-name="Standard"/>
      <text:p text:style-name="Standard"><text:span text:style-name="T3">Business Task Questions:</text:span></text:p>
      <text:p text:style-name="P3"><text:span text:style-name="T5">1. How do annual members and casual riders use Cyclistic bikes differently?</text:span></text:p>
      <text:p text:style-name="Standard"/>
      <text:p text:style-name="Standard"><text:span text:style-name="T5">2. Why would casual riders buy Cyclistic annual memberships?</text:span></text:p>
      <text:p text:style-name="Standard"/>
      <text:p text:style-name="Standard"><text:span text:style-name="T5">3. How can Cyclistic use digital media to influence casual riders to become members?</text:span></text:p>
      <text:p text:style-name="Standard"/>
      <text:p text:style-name="Standard">I have been assigned question number 1.</text:p>
      <text:p text:style-name="Standard"/>
      <text:p text:style-name="Standard"><text:span text:style-name="T3">Initial Thoughts/Questions (before viewing data):</text:span></text:p>
      <text:list xml:id="list1156866026" text:style-name="WWNum2">
        <text:list-item>
          <text:p text:style-name="P4">It appears that this data is licensed and publicly available in a way that I may just use it how I need to, but I will cite it.</text:p>
        </text:list-item>
        <text:list-item>
          <text:p text:style-name="P4">The data will likely include columns about bike rider/trip behavior that I can use for comparison across rider types. I will need to determine how to meaningfully compare these metrics, and some statistical analysis math may be necessary.</text:p>
        </text:list-item>
        <text:list-item>
          <text:p text:style-name="P4">The scope should not be a problem: I am instructed simply to use data from the previous 12 months, and the data appears to be dated and labeled by month. </text:p>
        </text:list-item>
        <text:list-item>
          <text:p text:style-name="P4"><text:soft-page-break/>Due to the nature of the question I am attempting to answer, my cohort is all bike riders, so in differentiating groups, I am looking for differences in -bike riding habits-, rather than whether people want to ride bikes in the first place.</text:p>
        </text:list-item>
        <text:list-item>
          <text:p text:style-name="P4">The data will be stored on my hard drive. Once this project is complete, I may upload it into Google Drive or some other storage, but I believe it will continue to be accessible publicly as well. If this were official work, I might have to be more stringent with how I save the dataset.</text:p>
        </text:list-item>
        <text:list-item>
          <text:p text:style-name="P4">Why the change in marketing strategy?: The business makes substantial profit off of annual memberships, and less money from daily riders. My instructions do not say why, but it seems that leadership believes it is worthwhile to allocate more resources toward targeting casual riders and inducing them to upgrade to annual memberships, perhaps at the expense of directing resources into general marketing to increase the number of casual riders and riders in general. I speculate that this may have to do with limitations on resources such as bicycles and space for docking, or perhaps an observed slowdown in the rate of growth of casual riders.</text:p>
        </text:list-item>
        <text:list-item>
          <text:p text:style-name="P4">I will look for usage thresholds where casual users compare to annual subscription customers, and for summary statistics of quantitative data in general that show significant differences between these user groups.</text:p>
        </text:list-item>
        <text:list-item>
          <text:p text:style-name="P4">I will try to determine the context surrounding when a user decided to subscribe, if possible. I am not sure what data exists to do this, but if it is missing or cannot be used due to privacy, I may look for proxies to identify significant changes in usage.</text:p>
        </text:list-item>
        <text:list-item>
          <text:p text:style-name="P4">Just looking at the sizes of the files, and the fact that this company is in Chicago, I’m guessing that there is massive seasonality with regard to the frequency of bike usage. I will be sure to incorporate that into my analysis. </text:p>
        </text:list-item>
        <text:list-item>
          <text:p text:style-name="P4">This dataset will take up about 220MB of space on my hard drive. Not ideal, but it should wor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Insights and Conclusions</text:span></text:p>
      <text:p text:style-name="Standard"/>
      <text:list xml:id="list2367528751" text:style-name="WWNum1">
        <text:list-item>
          <text:p text:style-name="P5">Behavior differs significantly between casual riders and subscription members by <text:span text:style-name="T4">weekday</text:span>. Many more midweek/work week riders are subscription members, while casual riders are more frequent users on weekends. This implies that subscription members use the bikes to commute to work.</text:p>
        </text:list-item>
        <text:list-item>
          <text:p text:style-name="P5"><text:soft-page-break/>Behavior also differs by <text:span text:style-name="T4">neighborhood</text:span>. Casual rides are most frequent as a share of all rides in the most <text:span text:style-name="T4">high-traffic and tourist friendly neighborhoods</text:span> like Millennium Park, Wrigleyville, Grant Park, Museum Campus, Streeterville, Gold Coast; as well as <text:span text:style-name="T4">outer neighborhoods</text:span> with far lower ride frequency like Lawndale, Brighton Park, and Ashburn. </text:p>
        </text:list-item>
        <text:list-item>
          <text:p text:style-name="P5">Subscription rides are most frequent as a share of all rides in <text:span text:style-name="T4">inner ring neighborhoods </text:span>like Little Italy, West Loop, East Village, and Douglas.</text:p>
        </text:list-item>
        <text:list-item>
          <text:p text:style-name="P5">I’ve pinpointed a few neighborhoods, particularly <text:span text:style-name="T4">Lakeview </text:span>and <text:span text:style-name="T4">Lincoln Park</text:span>, that have a combination of large usage and relatively low subscription rate that may be worth targeting with <text:span text:style-name="T4">neighborhood-specific promotions</text:span>.</text:p>
        </text:list-item>
        <text:list-item>
          <text:p text:style-name="P5">This dataset does not have any information on the riders themselves- only the information about each individual ride. Because of this, it is necessary to infer group differences between members and casual riders based on each group’s average behavior.</text:p>
        </text:list-item>
        <text:list-item>
          <text:p text:style-name="P5">Subscription uptake is quite strong, meaning that gains will have to be made on the margins- either to increase already high subscription use in the inner ring neighborhoods, to convert a relatively small population in outer neighborhoods, or to convert the casual users in central neighborhoods who are not just temporarily visiting the city.</text:p>
          <text:list>
            <text:list-item>
              <text:p text:style-name="P6">A large majority of bike share users reside in inner ring neighborhoods of the city, such as Little Italy, River North, and the Lower West Side. These neighborhoods have strong subscription uptake, but they still contain a solid majority of casual riders. </text:p>
            </text:list-item>
          </text:list>
        </text:list-item>
      </text:list>
      <text:p text:style-name="P7"/>
      <text:list xml:id="list232326604447789" text:continue-numbering="true" text:style-name="WWNum1">
        <text:list-item>
          <text:list>
            <text:list-item>
              <text:p text:style-name="P6">Riders starting from outer neighborhoods make up less than 8% of total rides. They have generally higher percentages of casual users, so it looks like there could be some opportunity for subscriber growth, but I think it’s important to note that from these locations, it is hard to position bike share rides as a viable alternative to the rail system for commuters.</text:p>
            </text:list-item>
            <text:list-item>
              <text:p text:style-name="P6"/>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4" meta:word-count="1090" meta:character-count="6548" meta:non-whitespace-character-count="5504"/>
    <meta:generator>LibreOfficeDev/6.0.5.2$Linux_X86_64 LibreOffice_project/</meta:generator>
  </office:meta>
</office:document-meta>
</file>